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3.47cm"/>
    </style:style>
    <style:style style:name="co13" style:family="table-column">
      <style:table-column-properties fo:break-before="auto" style:column-width="1.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4.586cm"/>
    </style:style>
    <style:style style:name="co17" style:family="table-column">
      <style:table-column-properties fo:break-before="auto" style:column-width="1.136cm"/>
    </style:style>
    <style:style style:name="co18" style:family="table-column">
      <style:table-column-properties fo:break-before="auto" style:column-width="1.194cm"/>
    </style:style>
    <style:style style:name="co19" style:family="table-column">
      <style:table-column-properties fo:break-before="auto" style:column-width="4.821cm"/>
    </style:style>
    <style:style style:name="co20" style:family="table-column">
      <style:table-column-properties fo:break-before="auto" style:column-width="10.726cm"/>
    </style:style>
    <style:style style:name="co21" style:family="table-column">
      <style:table-column-properties fo:break-before="auto" style:column-width="7.844cm"/>
    </style:style>
    <style:style style:name="co22" style:family="table-column">
      <style:table-column-properties fo:break-before="auto" style:column-width="1.62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0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0" style:family="table-cell" style:parent-style-name="Default" style:data-style-name="N136">
      <style:text-properties style:font-name="Verdana"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5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7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3" style:family="table-cell" style:parent-style-name="Default" style:data-style-name="N140">
      <style:text-properties style:font-name="Verdana" fo:font-size="7pt" style:font-size-asian="7pt" style:font-size-complex="7pt"/>
    </style:style>
    <style:style style:name="ce145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3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178" style:family="table-cell" style:parent-style-name="Default" style:data-style-name="N136"/>
    <style:style style:name="ce325" style:family="table-cell" style:parent-style-name="Default" style:data-style-name="N100">
      <style:table-cell-properties fo:background-color="#fff5ce"/>
    </style:style>
    <style:style style:name="ce327" style:family="table-cell" style:parent-style-name="Default" style:data-style-name="N100"/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6" table:base-cell-address="Invoice.M30">
          <table:error-message table:message-type="stop" table:display="true"/>
        </table:content-validation>
        <table:content-validation table:name="val7" table:base-cell-address="Invoice.O15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1"/>
        <table:table-column table:style-name="co9" table:default-cell-style-name="ce125"/>
        <table:table-column table:style-name="co10" table:default-cell-style-name="ce145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2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2"/>
          <table:table-cell table:style-name="ce127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2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02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Due Date:</text:p>
          </table:table-cell>
          <table:table-cell table:style-name="ce102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table:number-columns-repeated="2"/>
          <table:table-cell table:style-name="Default"/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5"/>
          <table:table-cell table:style-name="ce102" table:content-validation-name="val7" office:value-type="string" calcext:value-type="string">
            <text:p>DE37080040012345678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0"/>
          <table:table-cell/>
          <table:table-cell table:style-name="ce127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No. &quot;; [.R2])" office:value-type="string" office:string-value="Invoice No. 1234567890" calcext:value-type="string" table:number-columns-spanned="10" table:number-rows-spanned="1">
            <text:p>Invoice No.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0"/>
          <table:covered-table-cell/>
          <table:covered-table-cell table:style-name="ce127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0"/>
          <table:table-cell/>
          <table:table-cell table:style-name="ce127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3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4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3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4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3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4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52" table:content-validation-name="val1"/>
          <table:covered-table-cell table:style-name="ce64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5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6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52" table:content-validation-name="val1"/>
          <table:covered-table-cell table:style-name="ce64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5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6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8" table:formula="of:=[.J29]" office:value-type="currency" office:currency="EUR" office:value="25597.74" calcext:value-type="currency">
            <text:p>25,597.74 €</text:p>
          </table:table-cell>
          <table:table-cell table:style-name="ce301" table:number-columns-repeated="1008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7]; [.$J$23:.$J$32])" office:value-type="currency" office:currency="EUR" office:value="18792.07" calcext:value-type="currency">
            <text:p>18,792.07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0"/>
          <table:covered-table-cell table:style-name="ce124"/>
          <table:covered-table-cell table:style-name="ce143"/>
          <table:covered-table-cell table:style-name="ce183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0"/>
          <table:table-cell table:style-name="ce124"/>
          <table:table-cell table:style-name="ce143"/>
          <table:table-cell table:style-name="ce183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0"/>
          <table:table-cell table:style-name="ce124"/>
          <table:table-cell table:style-name="ce143"/>
          <table:table-cell table:style-name="ce183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8"/>
        <table:table-column table:style-name="co18" table:default-cell-style-name="Default"/>
        <table:table-column table:style-name="co19" table:default-cell-style-name="ce327"/>
        <table:table-column table:style-name="co20" table:default-cell-style-name="ce316"/>
        <table:table-column table:style-name="co21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25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17"/>
        </table:table-row>
        <table:table-row table:style-name="ro2"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91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91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2H54M34S</meta:editing-duration>
    <meta:editing-cycles>117</meta:editing-cycles>
    <meta:generator>LibreOffice/7.6.4.1$MacOSX_X86_64 LibreOffice_project/e19e193f88cd6c0525a17fb7a176ed8e6a3e2aa1</meta:generator>
    <meta:initial-creator>Guido Flohr</meta:initial-creator>
    <dc:date>2024-11-06T14:54:49.906519305</dc:date>
    <meta:document-statistic meta:table-count="4" meta:cell-count="373" meta:object-count="0"/>
  </office:meta>
</office:document-meta>
</file>